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d89e" officeooo:paragraph-rsid="0006d89e"/>
    </style:style>
    <style:style style:name="P2" style:family="paragraph" style:parent-style-name="Standard" style:list-style-name="L1">
      <style:text-properties officeooo:rsid="0006d89e" officeooo:paragraph-rsid="0006d89e"/>
    </style:style>
    <style:style style:name="P3" style:family="paragraph" style:parent-style-name="Standard">
      <style:text-properties officeooo:rsid="00086dc3" officeooo:paragraph-rsid="00086dc3"/>
    </style:style>
    <style:style style:name="P4" style:family="paragraph" style:parent-style-name="Standard">
      <style:text-properties officeooo:rsid="00086dc3" officeooo:paragraph-rsid="0009f739"/>
    </style:style>
    <style:style style:name="P5" style:family="paragraph" style:parent-style-name="Standard">
      <style:text-properties officeooo:rsid="0009f739" officeooo:paragraph-rsid="0009f739"/>
    </style:style>
    <style:style style:name="T1" style:family="text">
      <style:text-properties officeooo:rsid="0009f7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nté et médecine</text:p>
      <text:p text:style-name="P3"/>
      <text:p text:style-name="P5">Question : De quels façons étaient organisés le traitement des blessés durant la première guerre mondiale ?</text:p>
      <text:p text:style-name="P3"/>
      <text:p text:style-name="P1"/>
      <text:p text:style-name="P3">Intro</text:p>
      <text:p text:style-name="P3"><text:tab/><text:span text:style-name="T1">médecine d'avant guerre</text:span></text:p>
      <text:p text:style-name="P4"/>
      <text:p text:style-name="P4">I – Les différents types de blessés</text:p>
      <text:p text:style-name="P4"><text:tab/><text:span text:style-name="T1">par balle</text:span></text:p>
      <text:p text:style-name="P4"><text:tab/>maladies/<text:span text:style-name="T1">infections</text:span></text:p>
      <text:p text:style-name="P4"><text:tab/>artillerie </text:p>
      <text:p text:style-name="P4"><text:tab/>esc<text:span text:style-name="T1">ou</text:span>ade</text:p>
      <text:p text:style-name="P4"/>
      <text:p text:style-name="P3">I<text:span text:style-name="T1">I</text:span> – La gestion des blessés sur le front</text:p>
      <text:p text:style-name="P3"><text:tab/>appel des secours</text:p>
      <text:p text:style-name="P3"><text:tab/>diagnostique</text:p>
      <text:p text:style-name="P3"><text:tab/>sur place</text:p>
      <text:p text:style-name="P3"><text:tab/>transport / logistique</text:p>
      <text:p text:style-name="P3"/>
      <text:p text:style-name="P3">II<text:span text:style-name="T1">I</text:span> – La gestion des blessés à l'arrière</text:p>
      <text:p text:style-name="P3"><text:tab/>logistique </text:p>
      <text:p text:style-name="P3"><text:tab/><text:tab/>lit</text:p>
      <text:p text:style-name="P3"><text:tab/><text:tab/>les médecins</text:p>
      <text:p text:style-name="P3"><text:tab/><text:tab/>les traitements</text:p>
      <text:p text:style-name="P3"><text:tab/><text:tab/>gestion des blessés</text:p>
      <text:p text:style-name="P3"><text:tab/><text:tab/>etc.</text:p>
      <text:p text:style-name="P3"><text:tab/>chirurgie/traitement</text:p>
      <text:p text:style-name="P3"><text:tab/><text:span text:style-name="T1">découverte</text:span></text:p>
      <text:p text:style-name="P3"><text:tab/>gaz</text:p>
      <text:p text:style-name="P3"><text:tab/><text:span text:style-name="T1">psychologique</text:span></text:p>
      <text:p text:style-name="P3"><text:tab/><text:span text:style-name="T1">etc.</text:span></text:p>
      <text:p text:style-name="P3"/>
      <text:p text:style-name="P3">Conclus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23:27.613000000</meta:creation-date>
    <dc:date>2017-09-26T14:55:00.917000000</dc:date>
    <meta:editing-duration>PT14M48S</meta:editing-duration>
    <meta:editing-cycles>3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27" meta:word-count="75" meta:character-count="523" meta:non-whitespace-character-count="445"/>
  </office:meta>
</office:document-meta>
</file>